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0e4a60" officeooo:paragraph-rsid="000e4a60" style:font-size-asian="16pt" style:font-size-complex="16pt"/>
    </style:style>
    <style:style style:name="P2" style:family="paragraph" style:parent-style-name="Standard">
      <style:text-properties fo:font-size="12pt" officeooo:rsid="000e4a60" officeooo:paragraph-rsid="000e4a60" style:font-size-asian="10.5pt" style:font-size-complex="12pt"/>
    </style:style>
    <style:style style:name="P3" style:family="paragraph" style:parent-style-name="Standard">
      <style:text-properties fo:color="#2a6099" loext:opacity="100%" fo:font-size="12pt" officeooo:rsid="000e4a60" officeooo:paragraph-rsid="000e4a60" style:font-size-asian="10.5pt" style:font-size-complex="12pt"/>
    </style:style>
    <style:style style:name="P4" style:family="paragraph" style:parent-style-name="Standard">
      <style:text-properties fo:color="#2a6099" loext:opacity="100%" fo:font-size="12pt" officeooo:rsid="000e8e0c" officeooo:paragraph-rsid="000e8e0c" style:font-size-asian="10.5pt" style:font-size-complex="12pt"/>
    </style:style>
    <style:style style:name="P5" style:family="paragraph" style:parent-style-name="Standard">
      <style:text-properties fo:font-size="12pt" officeooo:rsid="000e8e0c" officeooo:paragraph-rsid="000e8e0c" style:font-size-asian="10.5pt" style:font-size-complex="12pt"/>
    </style:style>
    <style:style style:name="P6" style:family="paragraph" style:parent-style-name="Standard">
      <style:text-properties style:font-name="Liberation Serif" fo:font-size="12pt" officeooo:rsid="000e4a60" officeooo:paragraph-rsid="000e8e0c" style:font-size-asian="12pt" style:font-size-complex="12pt"/>
    </style:style>
    <style:style style:name="P7" style:family="paragraph" style:parent-style-name="Standard" style:list-style-name="L1">
      <style:text-properties style:font-name="Liberation Serif" fo:font-size="12pt" officeooo:rsid="000e4a60" officeooo:paragraph-rsid="000e8e0c" style:font-size-asian="12pt" style:font-size-complex="12pt"/>
    </style:style>
    <style:style style:name="P8" style:family="paragraph" style:parent-style-name="Standard">
      <style:text-properties fo:font-size="12pt" officeooo:rsid="000e4a60" officeooo:paragraph-rsid="000e4a60" style:font-size-asian="12pt" style:font-size-complex="12pt"/>
    </style:style>
    <style:style style:name="T1" style:family="text">
      <style:text-properties fo:color="#2a6099" loext:opacity="100%"/>
    </style:style>
    <style:style style:name="T2" style:family="text">
      <style:text-properties officeooo:rsid="00100bc4"/>
    </style:style>
    <style:style style:name="T3" style:family="text">
      <style:text-properties officeooo:rsid="000e4a60"/>
    </style:style>
    <style:style style:name="T4" style:family="text">
      <style:text-properties style:font-size-asian="10.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Usage Declaration</text:p>
      <text:p text:style-name="P2"/>
      <text:p text:style-name="P2"><text:span text:style-name="T1">Name:</text:span> Philip Bezalel Asher Ranillo</text:p>
      <text:p text:style-name="P2"><text:span text:style-name="T1">Student ID:</text:span> 101475343</text:p>
      <text:p text:style-name="P2"><text:span text:style-name="T1">Course Code:</text:span> T147</text:p>
      <text:p text:style-name="P2"/>
      <text:p text:style-name="P2"><text:span text:style-name="T1">Assessment Name:</text:span> mini-assignment <text:span text:style-name="T2">2</text:span></text:p>
      <text:p text:style-name="P2"><text:span text:style-name="T1">Submission Date:</text:span> 24-<text:span text:style-name="T2">10</text:span>-<text:span text:style-name="T2">04</text:span>(yy-mm-dd)</text:p>
      <text:p text:style-name="P2"/>
      <text:p text:style-name="P3">AI Tool(s) Used:</text:p>
      <text:p text:style-name="P2">Copilot by microsoft</text:p>
      <text:p text:style-name="P2">Pycharm coding assist</text:p>
      <text:p text:style-name="P2"/>
      <text:p text:style-name="P3">Purpose of AI Usage:</text:p>
      <text:p text:style-name="P2">Coding/Programming</text:p>
      <text:p text:style-name="P2"/>
      <text:p text:style-name="P2">Details of AI-Generated Content:</text:p>
      <text:p text:style-name="P2">Pycharm has built in, prediction and coding assist.</text:p>
      <text:p text:style-name="P2">Copilot for general question. How does one grab variable from another function etc.</text:p>
      <text:p text:style-name="P2"/>
      <text:p text:style-name="P3">Review and Refinement:</text:p>
      <text:p text:style-name="P2">AI was used to auto predict work.</text:p>
      <text:p text:style-name="P2">AI was use for general question but not fully doing the work.</text:p>
      <text:p text:style-name="P2"/>
      <text:p text:style-name="P4">Quality Assurance and Ethical Considerations:</text:p>
      <text:p text:style-name="P5">Quality Check: Went through forums and check if it was correct.</text:p>
      <text:p text:style-name="P5">Ethical Use: verified official documentations of the programming languages. </text:p>
      <text:p text:style-name="P5"/>
      <text:p text:style-name="P4">Reflection on AI Usage:</text:p>
      <text:p text:style-name="P5">AI was used to do <text:span text:style-name="T3">prediction and coding assist. </text:span>To automate repetitive task or answer general question.</text:p>
      <text:p text:style-name="P2"/>
      <text:p text:style-name="P6"><text:bookmark text:name="page26R_mcid0"/>I, <text:span text:style-name="T4">Philip Bezalel Asher Ranillo</text:span> <text:span text:style-name="T4">101475343</text:span>, declare that the information provided in this AI Usage Declaration is accurate and truthful. I have adhered to the academic integrity guidelines and properly referenced all AI-generated content used in this assessment.<text:bookmark text:name="page26R_mcid1"/><text:line-break/>Original Work Declaration</text:p>
      <text:list text:style-name="L1">
        <text:list-item>
          <text:p text:style-name="P7">I declare that the work submitted is my own and that AI was used only as a tool to assist<text:line-break/>me in its completion</text:p>
        </text:list-item>
        <text:list-item>
          <text:p text:style-name="P7">I understand that I am responsible for the content and quality of the work submitted,<text:line-break/>even if AI was used to generate parts of it. 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9:04:13.502000000</meta:creation-date>
    <dc:date>2024-10-04T08:15:45.353000000</dc:date>
    <meta:editing-duration>PT4M52S</meta:editing-duration>
    <meta:editing-cycles>2</meta:editing-cycles>
    <meta:generator>LibreOffice/24.8.0.3$Windows_X86_64 LibreOffice_project/0bdf1299c94fe897b119f97f3c613e9dca6be583</meta:generator>
    <meta:print-date>2024-10-04T08:15:41.412000000</meta:print-date>
    <meta:printed-by>PDF files</meta:printed-by>
    <meta:document-statistic meta:table-count="0" meta:image-count="0" meta:object-count="0" meta:page-count="1" meta:paragraph-count="25" meta:word-count="220" meta:character-count="1378" meta:non-whitespace-character-count="1183"/>
  </office:meta>
</office:document-meta>
</file>